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03fe8" officeooo:paragraph-rsid="00003fe8" style:font-weight-asian="bold" style:font-weight-complex="bold"/>
    </style:style>
    <style:style style:name="P2" style:family="paragraph" style:parent-style-name="Standard" style:list-style-name="L1">
      <style:text-properties officeooo:rsid="00003fe8" officeooo:paragraph-rsid="00003fe8"/>
    </style:style>
    <style:style style:name="P3" style:family="paragraph" style:parent-style-name="Standard">
      <style:text-properties officeooo:rsid="00003fe8" officeooo:paragraph-rsid="00003fe8"/>
    </style:style>
    <style:style style:name="P4" style:family="paragraph" style:parent-style-name="Standard">
      <style:text-properties fo:font-size="13pt" fo:font-weight="bold" officeooo:rsid="00003fe8" officeooo:paragraph-rsid="00003fe8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normal" officeooo:rsid="00003fe8" officeooo:paragraph-rsid="00003fe8" style:font-size-asian="11.3500003814697pt" style:font-weight-asian="normal" style:font-size-complex="13pt" style:font-weight-complex="normal"/>
    </style:style>
    <style:style style:name="P6" style:family="paragraph" style:parent-style-name="Standard" style:list-style-name="L4">
      <style:text-properties fo:font-size="13pt" fo:font-weight="normal" officeooo:rsid="00003fe8" officeooo:paragraph-rsid="00003fe8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4">
      <style:text-properties fo:font-size="13pt" fo:font-weight="normal" officeooo:rsid="00008e3e" officeooo:paragraph-rsid="00008e3e" style:font-size-asian="11.3500003814697pt" style:font-weight-asian="normal" style:font-size-complex="13pt" style:font-weight-complex="normal"/>
    </style:style>
    <style:style style:name="T1" style:family="text">
      <style:text-properties officeooo:rsid="00008e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83852581" text:style-name="L1">
        <text:list-item>
          <text:p text:style-name="P2">Sosa, storybook</text:p>
        </text:list-item>
        <text:list-item>
          <text:p text:style-name="P2">girls, Konyo</text:p>
        </text:list-item>
        <text:list-item>
          <text:p text:style-name="P2">pupils, classroom, library</text:p>
        </text:list-item>
        <text:list-item>
          <text:p text:style-name="P2">librarian, town, textbooks</text:p>
        </text:list-item>
        <text:list-item>
          <text:p text:style-name="P2">wall, library</text:p>
        </text:list-item>
        <text:list-item>
          <text:p text:style-name="P2">library, encyclopedia, internet</text:p>
        </text:list-item>
        <text:list-item>
          <text:p text:style-name="P2">carpenter, shelves</text:p>
        </text:list-item>
        <text:list-item>
          <text:p text:style-name="P2">boy, hospital</text:p>
        </text:list-item>
        <text:list-item>
          <text:p text:style-name="P2">internet, computers, server</text:p>
        </text:list-item>
        <text:list-item>
          <text:p text:style-name="P2">library, food, textbooks</text:p>
        </text:list-item>
      </text:list>
      <text:p text:style-name="P3"/>
      <text:p text:style-name="P4">SLE PG 75(1-11)</text:p>
      <text:p text:style-name="P5"/>
      <text:list xml:id="list2348595722" text:style-name="L4">
        <text:list-item>
          <text:p text:style-name="P6">selection</text:p>
        </text:list-item>
        <text:list-item>
          <text:p text:style-name="P6">corruption</text:p>
        </text:list-item>
        <text:list-item>
          <text:p text:style-name="P7">accusation</text:p>
        </text:list-item>
        <text:list-item>
          <text:p text:style-name="P7">solving</text:p>
        </text:list-item>
        <text:list-item>
          <text:p text:style-name="P7">judging</text:p>
        </text:list-item>
        <text:list-item>
          <text:p text:style-name="P7">correction</text:p>
        </text:list-item>
        <text:list-item>
          <text:p text:style-name="P7">arriving</text:p>
        </text:list-item>
        <text:list-item>
          <text:p text:style-name="P7">attending</text:p>
        </text:list-item>
        <text:list-item>
          <text:p text:style-name="P7">explanation</text:p>
        </text:list-item>
        <text:list-item>
          <text:p text:style-name="P7"><text:s/>observ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03fe8" officeooo:paragraph-rsid="00003fe8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NOUNS SLE PG 74-75(1-10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5:08:29.389283207</meta:creation-date>
    <dc:date>2020-04-09T15:27:46.824392864</dc:date>
    <meta:editing-duration>PT8M47S</meta:editing-duration>
    <meta:editing-cycles>1</meta:editing-cycles>
    <meta:document-statistic meta:table-count="0" meta:image-count="0" meta:object-count="0" meta:page-count="1" meta:paragraph-count="22" meta:word-count="62" meta:character-count="379" meta:non-whitespace-character-count="358"/>
    <meta:generator>LibreOffice/6.0.7.3$Linux_X86_64 LibreOffice_project/00m0$Build-3</meta:generator>
  </office:meta>
</office:document-meta>
</file>